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f449"/>
    </style:style>
    <style:style style:name="P2" style:family="paragraph" style:parent-style-name="Standard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3" style:family="paragraph" style:parent-style-name="Standard">
      <style:paragraph-properties style:text-autospace="none" style:writing-mode="lr-tb"/>
      <style:text-properties fo:font-size="12pt" fo:language="en" fo:country="US" officeooo:paragraph-rsid="001af449" style:language-asian="en" style:country-asian="US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f449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bd5b4"/>
    </style:style>
    <style:style style:name="P7" style:family="paragraph" style:parent-style-name="Standard">
      <style:paragraph-properties fo:text-align="start" style:justify-single-word="false"/>
      <style:text-properties officeooo:paragraph-rsid="001bd5b4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1bd5b4"/>
    </style:style>
    <style:style style:name="P10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officeooo:rsid="001c7fc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41% 100%"/>
    </style:style>
    <style:style style:name="T6" style:family="text">
      <style:text-properties officeooo:rsid="001c7fcd"/>
    </style:style>
    <style:style style:name="T7" style:family="text">
      <style:text-properties officeooo:rsid="001da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#<text:variable-set text:name="Assignment" office:value-type="float" office:value="10.02" style:data-style-name="N0">10.02</text:variable-set>: Doppler Effect</text:p>
      <text:p text:style-name="P9"/>
      <text:list xml:id="list8921562008956536595" text:style-name="L2">
        <text:list-item>
          <text:p text:style-name="P6">A Train travels at <text:span text:style-name="T7">3</text:span>0 m/s as it moves toward a train station. <text:s/>It blows its horn, which has a frequency of 6<text:span text:style-name="T7">4</text:span>0 Hz. <text:s/>A person sitting in a chair inside the train station hears the horn.</text:p>
          <text:list>
            <text:list-item>
              <text:p text:style-name="P6">What is the frequency heard by the person sitting in the train station?</text:p>
            </text:list-item>
          </text:list>
        </text:list-item>
      </text:list>
      <text:p text:style-name="P7"/>
      <text:p text:style-name="P7"/>
      <text:p text:style-name="P7"/>
      <text:list xml:id="list70512294566562" text:continue-numbering="true" text:style-name="L2">
        <text:list-item>
          <text:list>
            <text:list-item>
              <text:p text:style-name="P6">The train passes the station. <text:s/>What is the frequency that is heard by the person sitting in the sta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0512380502678" text:continue-numbering="true" text:style-name="L2">
        <text:list-item>
          <text:p text:style-name="P6">A bank robber is being chased by the police. <text:s/>The police siren is 1000 Hz. <text:s/>The police drive at a speed of 2<text:span text:style-name="T7">0</text:span> m/s. <text:s/>The bank robber drives at a speed of 2<text:span text:style-name="T7">5</text:span> m/s. <text:s/>What is the frequency that the robber hears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511773257897" text:continue-numbering="true" text:style-name="L2">
        <text:list-item>
          <text:p text:style-name="P6">A bat uses its 22,000 Hz ultrasound to find its next meal. <text:s/>A mosquito is flying away from the bat at a speed of <text:span text:style-name="T7">6</text:span> m/s. <text:s/>The Bat files toward the mosquito at a speed of 2 m/s. <text:s/>What is the frequency that the mosquito hears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512114638366" text:continue-numbering="true" text:style-name="L2">
        <text:list-item>
          <text:p text:style-name="P6"><text:s/>A submarine is using its sonar that has a frequency of 8<text:span text:style-name="T7">0</text:span>0 Hz. <text:s/>It travels eastward at 22 m/s. <text:s/>A shark is swimming toward the submarine, westward, at 4 m/s. <text:s/>The speed of sound in water is 1,484 m/s. <text:s/>What is the frequency that the shark hears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512679490446" text:continue-numbering="true" text:style-name="L2">
        <text:list-item>
          <text:p text:style-name="P6"><text:soft-page-break/>A fighter jet travels at the speed of sound (343 m/s) toward a person standing on the ground below. </text:p>
          <text:list>
            <text:list-item>
              <text:p text:style-name="P6">What does the <text:s/>person on the ground hear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0511678078938" text:continue-numbering="true" text:style-name="L2">
        <text:list-item>
          <text:list>
            <text:list-item>
              <text:p text:style-name="P6">Explain your answer.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0511242495294" text:continue-numbering="true" text:style-name="L2">
        <text:list-item>
          <text:p text:style-name="P6">A firetruck responds to an emergency call. <text:s/>The truck's siren has a frequency of 650 Hz. <text:s/>The people waiting outside of the building hear a frequency of 700 Hz. <text:s/>How fast does the fire truck approach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511586506609" text:continue-numbering="true" text:style-name="L2">
        <text:list-item>
          <text:p text:style-name="P6">The Cassini spacecraft left earth at a speed of 2.5 x 10<text:span text:style-name="T1">4</text:span> m/s. <text:s/>Its transmitter was set to transmit at a frequency of 2.24 x 10<text:span text:style-name="T1">8</text:span> Hz. <text:s/>If the speed of light is 3 x 10<text:span text:style-name="T1">8</text:span> m/s, what frequency should you tune your receiver to in order to hear the Cassini spacecraft's transmissions? <text:s/>(assume that you are not moving)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0512415787119" text:continue-numbering="true" text:style-name="L2">
        <text:list-item>
          <text:p text:style-name="P6">Red light has a frequency of 4 x 10<text:span text:style-name="T1">14</text:span> Hz. <text:s/>Green light has a frequency of 5.5 x 10<text:span text:style-name="T1">14</text:span> Hz. <text:s/>The speed of light is 3 x 10<text:span text:style-name="T1">8</text:span> m/s. <text:s/>A police officer pulls you over for going through a red light. <text:s/>You try to explain to him that because of Doppler shift, the light appeared green to you. <text:s/></text:p>
          <text:list>
            <text:list-item>
              <text:p text:style-name="P6">How fast would you need to drive in order for the light to appear gree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0510813685667" text:continue-numbering="true" text:style-name="L2">
        <text:list-item>
          <text:list>
            <text:list-item>
              <text:p text:style-name="P6">The officer agrees not to cite you for going through a red light. <text:s/>What kind of ticket does he write you instead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c7fcd"/>
    </style:style>
    <style:style style:name="MT2" style:family="text">
      <style:text-properties style:text-position="super 58%" officeooo:rsid="001c7fc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5-04T07:05:10.576748871" text:date-adjust="PT24H00M00S">05/05/18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7:18:27.155425858</meta:creation-date>
    <meta:editing-duration>PT2M28S</meta:editing-duration>
    <meta:editing-cycles>5</meta:editing-cycles>
    <meta:generator>LibreOffice/5.2.7.2$Linux_X86_64 LibreOffice_project/20$Build-2</meta:generator>
    <dc:date>2018-05-04T07:05:10.537072270</dc:date>
    <meta:document-statistic meta:table-count="0" meta:image-count="2" meta:object-count="0" meta:page-count="2" meta:paragraph-count="17" meta:word-count="450" meta:character-count="2315" meta:non-whitespace-character-count="1832"/>
  </office:meta>
</office:document-meta>
</file>